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1];[.$A$12])" office:value-type="string" office:string-value="7, 8" calcext:value-type="string">
            <text:p>7, 8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1];[.$A$12])" office:value-type="string" office:string-value="7, 8" calcext:value-type="string">
            <text:p>7, 8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1];[.$A$12])" office:value-type="string" office:string-value="7, 8" calcext:value-type="string">
            <text:p>7, 8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1];[.$A$12])" office:value-type="string" office:string-value="7, 8" calcext:value-type="string">
            <text:p>7, 8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7:.$A$18])" office:value-type="string" office:string-value="13, 14" calcext:value-type="string">
            <text:p>13, 14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17:.$A$18];[.$A$21])" office:value-type="string" office:string-value="13, 14, 17" calcext:value-type="string">
            <text:p>13, 14, 17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7:.$A$8];[.$A$13:.$A$14];[.$A$17:.$A$18])" office:value-type="string" office:string-value="3, 4, 9, 10, 13, 14" calcext:value-type="string">
            <text:p>3, 4, 9, 10, 13, 14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7:.$A$8];[.$A$13:.$A$14];[.$A$17:.$A$18])" office:value-type="string" office:string-value="3, 4, 9, 10, 13, 14" calcext:value-type="string">
            <text:p>3, 4, 9, 10, 13, 14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 &quot;;1;[.$A$7:.$A$8];[.$A$13:.$A$14];[.$A$17:.$A$18])" office:value-type="string" office:string-value="3, 4, 9, 10, 13, 14" calcext:value-type="string">
            <text:p>3, 4, 9, 10, 13, 14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 &quot;;1;[.$A$7:.$A$8];[.$A$13:.$A$14];[.$A$17:.$A$18];[.$A$25])" office:value-type="string" office:string-value="3, 4, 9, 10, 13, 14, 21" calcext:value-type="string">
            <text:p>3, 4, 9, 10, 13, 14, 21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5];[.$A$6];[.$A$27])" office:value-type="string" office:string-value="1, 2, 23" calcext:value-type="string">
            <text:p>1, 2, 23</text:p>
          </table:table-cell>
          <table:table-cell table:style-name="ce4" office:value-type="string" calcext:value-type="string">
            <text:p>7, 7, 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5];[.$A$6];[.$A$27])" office:value-type="string" office:string-value="1, 2, 23" calcext:value-type="string">
            <text:p>1, 2, 23</text:p>
          </table:table-cell>
          <table:table-cell table:style-name="ce4" office:value-type="string" calcext:value-type="string">
            <text:p>7, 7, 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6];[.$A$27])" office:value-type="string" office:string-value="2, 23" calcext:value-type="string">
            <text:p>2, 23</text:p>
          </table:table-cell>
          <table:table-cell table:style-name="ce4" office:value-type="string" calcext:value-type="string">
            <text:p>4, 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6];[.$A$27];[.$A$30])" office:value-type="string" office:string-value="2, 23, 26" calcext:value-type="string">
            <text:p>2, 23, 26</text:p>
          </table:table-cell>
          <table:table-cell table:style-name="ce4" office:value-type="string" calcext:value-type="string">
            <text:p>4, 0, 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5];[.$A$17:.$A$18];[.$A$21:.$A$22];[.$A$25:.$A$26])" office:value-type="string" office:string-value="1, 13, 14, 17, 18, 21, 22" calcext:value-type="string">
            <text:p>1, 13, 14, 17, 18, 21, 22</text:p>
          </table:table-cell>
          <table:table-cell table:style-name="ce4" office:value-type="string" calcext:value-type="string">
            <text:p>24, 1, 1, 1, 1, 1, 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5];[.$A$17:.$A$18];[.$A$21:.$A$22];[.$A$25:.$A$26];[.$A$32])" office:value-type="string" office:string-value="1, 13, 14, 17, 18, 21, 22, 28" calcext:value-type="string">
            <text:p>1, 13, 14, 17, 18, 21, 22, 28</text:p>
          </table:table-cell>
          <table:table-cell table:style-name="ce4" office:value-type="string" calcext:value-type="string">
            <text:p>24, 1, 1, 1, 1, 1, 1, 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 &quot;;1;[.$A$32];[.$A$33])" office:value-type="string" office:string-value="28, 29" calcext:value-type="string">
            <text:p>28, 29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34])" office:value-type="string" office:string-value="30" calcext:value-type="string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34];[.$A$35])" office:value-type="string" office:string-value="30, 31" calcext:value-type="string">
            <text:p>30, 31</text:p>
          </table:table-cell>
          <table:table-cell table:style-name="ce4" office:value-type="string" calcext:value-type="string">
            <text:p>5, 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 &quot;;1;[.$A$35];[.$A$36])" office:value-type="string" office:string-value="31, 32" calcext:value-type="string">
            <text:p>31, 32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 &quot;;1;[.$A$35];[.$A$36];[.$A$37])" office:value-type="string" office:string-value="31, 32, 33" calcext:value-type="string">
            <text:p>31, 32, 33</text:p>
          </table:table-cell>
          <table:table-cell table:style-name="ce4" office:value-type="string" calcext:value-type="string">
            <text:p>5, 5, 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9])" office:value-type="string" office:string-value="35" calcext:value-type="string">
            <text:p>35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 &quot;;1;[.$A$39];[.$A$40])" office:value-type="string" office:string-value="35, 36" calcext:value-type="string">
            <text:p>35, 36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 &quot;;1;[.$A$39];[.$A$40];[.$A$41])" office:value-type="string" office:string-value="35, 36, 37" calcext:value-type="string">
            <text:p>35, 36, 37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43])" office:value-type="string" office:string-value="39" calcext:value-type="string">
            <text:p>39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 &quot;;1;[.$A$43];[.$A$44])" office:value-type="string" office:string-value="39, 40" calcext:value-type="string">
            <text:p>39, 40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 &quot;;1;[.$A$43];[.$A$44];[.$A$45])" office:value-type="string" office:string-value="39, 40, 41" calcext:value-type="string">
            <text:p>39, 40, 41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3</text:p>
          </table:table-cell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4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43:.$A$47])" office:value-type="string" office:string-value="39, 40, 41, 42, 43" calcext:value-type="string">
            <text:p>39, 40, 41, 42, 43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5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 &quot;;1;[.$A$43:.$A$48])" office:value-type="string" office:string-value="39, 40, 41, 42, 43, 44" calcext:value-type="string">
            <text:p>39, 40, 41, 42, 43, 44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6</text:p>
          </table:table-cell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7</text:p>
          </table:table-cell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50])" office:value-type="string" office:string-value="46" calcext:value-type="string">
            <text:p>46</text:p>
          </table:table-cell>
          <table:table-cell table:style-name="ce4" office:value-type="float" office:value="16" calcext:value-type="float">
            <text:p>1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8</text:p>
          </table:table-cell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 &quot;;1;[.$A$6];[.$A$17:.$A$20];[.$A$27])" office:value-type="string" office:string-value="2, 13, 14, 15, 16, 23" calcext:value-type="string">
            <text:p>2, 13, 14, 15, 16, 23</text:p>
          </table:table-cell>
          <table:table-cell table:style-name="ce4" office:value-type="string" calcext:value-type="string">
            <text:p>8, 3, 3, 3, 3, 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-201" calcext:value-type="float">
            <text:p>-201</text:p>
          </table:table-cell>
          <table:table-cell table:style-name="ce11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50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1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4])" office:value-type="string" office:string-value="50" calcext:value-type="string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2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3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6])" office:value-type="string" office:string-value="52" calcext:value-type="string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4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 &quot;;1;[.$A$56];[.$A$57])" office:value-type="string" office:string-value="52, 53" calcext:value-type="string">
            <text:p>52, 53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5</text:p>
          </table:table-cell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6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9])" office:value-type="string" office:string-value="55" calcext:value-type="string">
            <text:p>55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7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 &quot;;1;[.$A$5];[.$A$27])" office:value-type="string" office:string-value="1, 23" calcext:value-type="string">
            <text:p>1, 23</text:p>
          </table:table-cell>
          <table:table-cell table:style-name="ce4" office:value-type="string" calcext:value-type="string">
            <text:p>2, 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 &quot;;1;[.$A$5];[.$A$62])" office:value-type="string" office:string-value="1, 58" calcext:value-type="string">
            <text:p>1, 58</text:p>
          </table:table-cell>
          <table:table-cell table:style-name="ce4" office:value-type="string" calcext:value-type="string">
            <text:p>6, 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 &quot;;1;[.$A$5];[.$A$64])" office:value-type="string" office:string-value="1, 60" calcext:value-type="string">
            <text:p>1, 60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 &quot;;1;[.$A$5];[.$A$64:.$A$65])" office:value-type="string" office:string-value="1, 60, 61" calcext:value-type="string">
            <text:p>1, 60, 6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 &quot;;1;[.$A$5];[.$A$64:.$A$66])" office:value-type="string" office:string-value="1, 60, 61, 62" calcext:value-type="string">
            <text:p>1, 60, 61, 62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5" office:value-type="string" calcext:value-type="string">
            <text:p>JAVELINA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110" calcext:value-type="float">
            <text:p>-110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 &quot;;1;[.$A$5];[.$A$7:.$A$10];[.$A$69])" office:value-type="string" office:string-value="1, 3, 4, 5, 6, 65" calcext:value-type="string">
            <text:p>1, 3, 4, 5, 6, 65</text:p>
          </table:table-cell>
          <table:table-cell table:style-name="ce4" office:value-type="string" calcext:value-type="string">
            <text:p>9, 1, 1, 1, 1, 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 &quot;;1;[.$A$5];[.$A$7:.$A$10];[.$A$69:.$A$70])" office:value-type="string" office:string-value="1, 3, 4, 5, 6, 65, 66" calcext:value-type="string">
            <text:p>1, 3, 4, 5, 6, 65, 66</text:p>
          </table:table-cell>
          <table:table-cell table:style-name="ce4" office:value-type="string" calcext:value-type="string">
            <text:p>10, 1, 1, 1, 1, 6, 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 &quot;;1;[.$A$5];[.$A$7:.$A$10];[.$A$69:.$A$71])" office:value-type="string" office:string-value="1, 3, 4, 5, 6, 65, 66, 67" calcext:value-type="string">
            <text:p>1, 3, 4, 5, 6, 65, 66, 67</text:p>
          </table:table-cell>
          <table:table-cell table:style-name="ce4" office:value-type="string" calcext:value-type="string">
            <text:p>17, 1, 1, 1, 1, 6, 6, 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9" table:formula="of:=COM.MICROSOFT.TEXTJOIN(&quot;, &quot;;1;[.$A$5];[.$A$7:.$A$10];[.$A$69:.$A$72])" office:value-type="string" office:string-value="1, 3, 4, 5, 6, 65, 66, 67, 68" calcext:value-type="string">
            <text:p>1, 3, 4, 5, 6, 65, 66, 67, 68</text:p>
          </table:table-cell>
          <table:table-cell table:style-name="ce4" office:value-type="string" calcext:value-type="string">
            <text:p>20, 1, 1, 1, 1, 6, 6, 6, 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 &quot;;1;[.$A$5];[.$A$7:.$A$10];[.$A$69:.$A$73])" office:value-type="string" office:string-value="1, 3, 4, 5, 6, 65, 66, 67, 68, 69" calcext:value-type="string">
            <text:p>1, 3, 4, 5, 6, 65, 66, 67, 68, 69</text:p>
          </table:table-cell>
          <table:table-cell table:style-name="ce4" office:value-type="string" calcext:value-type="string">
            <text:p>21, 1, 1, 1, 1, 6, 6, 6, 6, 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 &quot;;1;[.$A$5];[.$A$7:.$A$10];[.$A$53];[.$A$68];[.$A$69:.$A$74])" office:value-type="string" office:string-value="1, 3, 4, 5, 6, 49, 64, 65, 66, 67, 68, 69, 70" calcext:value-type="string">
            <text:p>1, 3, 4, 5, 6, 49, 64, 65, 66, 67, 68, 69, 70</text:p>
          </table:table-cell>
          <table:table-cell table:style-name="ce4" office:value-type="string" calcext:value-type="string">
            <text:p>12, 1, 1, 1, 1, 2, 2, 2, 2, 2, 2, 2, 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 &quot;;1;[.$A$5];[.$A$7:.$A$10];[.$A$68];[.$A$69:.$A$75])" office:value-type="string" office:string-value="1, 3, 4, 5, 6, 64, 65, 66, 67, 68, 69, 70, 71" calcext:value-type="string">
            <text:p>1, 3, 4, 5, 6, 64, 65, 66, 67, 68, 69, 70, 71</text:p>
          </table:table-cell>
          <table:table-cell table:style-name="ce4" office:value-type="string" calcext:value-type="string">
            <text:p>10, 1, 1, 1, 1, 2, 2, 2, 2, 2, 2, 2, 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 table:formula="of:=COM.MICROSOFT.TEXTJOIN(&quot;, &quot;;1;[.$A$5];[.$A$11];[.$A$12])" office:value-type="string" office:string-value="1, 7, 8" calcext:value-type="string">
            <text:p>1, 7, 8</text:p>
          </table:table-cell>
          <table:table-cell table:style-name="ce4" office:value-type="string" calcext:value-type="string">
            <text:p>38, 14, 1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 &quot;;1;[.$A$5];[.$A$11];[.$A$77])" office:value-type="string" office:string-value="1, 7, 73" calcext:value-type="string">
            <text:p>1, 7, 73</text:p>
          </table:table-cell>
          <table:table-cell table:style-name="ce4" office:value-type="string" calcext:value-type="string">
            <text:p>44, 12, 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 &quot;;1;[.$A$5];[.$A$11];[.$A$77];[.$A$78])" office:value-type="string" office:string-value="1, 7, 73, 74" calcext:value-type="string">
            <text:p>1, 7, 73, 74</text:p>
          </table:table-cell>
          <table:table-cell table:style-name="ce4" office:value-type="string" calcext:value-type="string">
            <text:p>44, 12, 4, 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 &quot;;1;[.$A$5];[.$A$11];[.$A$77:.$A$79])" office:value-type="string" office:string-value="1, 7, 73, 74, 75" calcext:value-type="string">
            <text:p>1, 7, 73, 74, 75</text:p>
          </table:table-cell>
          <table:table-cell table:style-name="ce4" office:value-type="string" calcext:value-type="string">
            <text:p>44, 12, 4, 4, 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5" office:value-type="string" calcext:value-type="string">
            <text:p>JAGU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9" table:formula="of:=COM.MICROSOFT.TEXTJOIN(&quot;, &quot;;1;[.$A$5];[.$A$11];[.$A$12])" office:value-type="string" office:string-value="1, 7, 8" calcext:value-type="string">
            <text:p>1, 7, 8</text:p>
          </table:table-cell>
          <table:table-cell table:style-name="ce4" office:value-type="string" calcext:value-type="string">
            <text:p>30, 14, 14</text:p>
          </table:table-cell>
          <table:table-cell table:style-name="ce16" table:content-validation-name="val5"/>
          <table:table-cell table:number-columns-repeated="997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2])" office:value-type="string" office:string-value="78" calcext:value-type="string">
            <text:p>78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 &quot;;1;[.$A$82:.$A$83])" office:value-type="string" office:string-value="78, 79" calcext:value-type="string">
            <text:p>78, 79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 &quot;;1;[.$A$82:.$A$84])" office:value-type="string" office:string-value="78, 79, 80" calcext:value-type="string">
            <text:p>78, 79, 80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 &quot;;1;[.$A$82:.$A$85])" office:value-type="string" office:string-value="78, 79, 80, 81" calcext:value-type="string">
            <text:p>78, 79, 80, 81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 &quot;;1;[.$A$82:.$A$86])" office:value-type="string" office:string-value="78, 79, 80, 81, 82" calcext:value-type="string">
            <text:p>78, 79, 80, 81, 82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90])" office:value-type="string" office:string-value="86" calcext:value-type="string">
            <text:p>86</text:p>
          </table:table-cell>
          <table:table-cell table:style-name="ce4" office:value-type="float" office:value="3" calcext:value-type="float">
            <text:p>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8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9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)" office:value-type="string" office:string-value="48" calcext:value-type="string">
            <text:p>48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0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 &quot;;1;[.$A$52];[.$A$93])" office:value-type="string" office:string-value="48, 89" calcext:value-type="string">
            <text:p>48, 89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1</text:p>
          </table:table-cell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 &quot;;1;[.$A$52];[.$A$93:.$A$94])" office:value-type="string" office:string-value="48, 89, 90" calcext:value-type="string">
            <text:p>48, 89, 90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2</text:p>
          </table:table-cell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)" office:value-type="string" office:string-value="48" calcext:value-type="string">
            <text:p>48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3</text:p>
          </table:table-cell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 &quot;;1;[.$A$52];[.$A$96])" office:value-type="string" office:string-value="48, 92" calcext:value-type="string">
            <text:p>48, 92</text:p>
          </table:table-cell>
          <table:table-cell table:style-name="ce4" office:value-type="string" calcext:value-type="string">
            <text:p>6, 9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4</text:p>
          </table:table-cell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5</text:p>
          </table:table-cell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6</text:p>
          </table:table-cell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7</text:p>
          </table:table-cell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8</text:p>
          </table:table-cell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9</text:p>
          </table:table-cell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01])" office:value-type="string" office:string-value="97" calcext:value-type="string">
            <text:p>97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01])" office:value-type="string" office:string-value="97" calcext:value-type="string">
            <text:p>97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00</text:p>
          </table:table-cell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02])" office:value-type="string" office:string-value="98" calcext:value-type="string">
            <text:p>98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02])" office:value-type="string" office:string-value="98" calcext:value-type="string">
            <text:p>98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01</text:p>
          </table:table-cell>
          <table:table-cell office:value-type="string" calcext:value-type="string">
            <text:p>DLC_VASES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2:26:30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30T12:27:49.564000000</dc:date>
    <meta:editing-duration>P21DT2H53M54S</meta:editing-duration>
    <meta:editing-cycles>647</meta:editing-cycles>
    <meta:generator>LibreOffice/7.1.3.2$Windows_X86_64 LibreOffice_project/47f78053abe362b9384784d31a6e56f8511eb1c1</meta:generator>
    <meta:document-statistic meta:table-count="1" meta:cell-count="1363" meta:object-count="0"/>
  </office:meta>
</office:document-meta>
</file>